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ntroll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jec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icke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eatur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eating_projec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creating_ticket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eleting_projec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diting_projec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viewing_projec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viewing_ticke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 # of Tests</text:p>
          </table:table-cell>
          <table:table-cell table:formula="of:=SUM([.C2:.C17])"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6:08:43.407617569</meta:creation-date>
    <dc:date>2016-04-27T16:13:13.890962390</dc:date>
    <meta:editing-duration>P0D</meta:editing-duration>
    <meta:editing-cycles>1</meta:editing-cycles>
    <meta:document-statistic meta:table-count="1" meta:cell-count="20" meta:object-count="0"/>
    <meta:generator>LibreOffice/4.2.8.2$Linux_X86_64 LibreOffice_project/420m0$Build-2</meta:generator>
  </office:meta>
</office:document-meta>
</file>